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0.335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2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1.058cm"/>
    </style:style>
    <style:style style:name="co11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6" office:value-type="string">
            <text:p>Total per day</text:p>
          </table:table-cell>
          <table:table-cell table:style-name="ce2"/>
          <table:table-cell table:style-name="ce8"/>
          <table:table-cell table:style-name="ce2"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6" table:formula="of:=SUM([.G3:.G5])" office:value-type="time" office:time-value="PT02H00M00S">
            <text:p>02:00</text:p>
          </table:table-cell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6"/>
          <table:table-cell table:style-name="ce2"/>
          <table:table-cell table:style-name="ce9"/>
          <table:table-cell table:style-name="ce2" table:number-columns-repeated="1014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6" table:formula="of:=SUM([.G7:.G10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6" table:formula="of:=SUM([.G12:.G18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6" table:formula="of:=SUM([.G20:.G25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6" table:formula="of:=SUM([.G27:.G29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6" table:formula="of:=SUM([.G31:.G35])" office:value-type="time" office:time-value="PT04H10M00S">
            <text:p>04: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6" table:formula="of:=SUM([.G37:.G42])" office:value-type="time" office:time-value="PT06H15M00S">
            <text:p>06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6" table:formula="of:=SUM([.G45:.G4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6" table:formula="of:=SUM([.G50:.G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6" table:formula="of:=SUM([.G53:.G5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6" table:formula="of:=SUM([.G57:.G58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6" table:formula="of:=SUM([.G60:.G61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6" table:formula="of:=SUM([.G63:.G64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6" table:formula="of:=SUM([.G66:.G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6" table:formula="of:=SUM([.G69:.G72])" office:value-type="time" office:time-value="PT06H40M00S">
            <text:p>06: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6" table:formula="of:=SUM([.G74:.G77])" office:value-type="time" office:time-value="PT07H45M00S">
            <text:p>07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6" table:formula="of:=SUM([.G79:.G81])" office:value-type="time" office:time-value="PT05H35M00S">
            <text:p>05: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6" table:formula="of:=SUM([.G83:.G8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6" table:formula="of:=SUM([.G88:.G90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6" table:formula="of:=SUM([.G92:.G9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6" table:formula="of:=SUM([.G95:.G97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6" table:formula="of:=SUM([.G99:.G100])" office:value-type="time" office:time-value="PT07H15M00S">
            <text:p>07: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6" table:formula="of:=SUM([.G102:.G103])" office:value-type="time" office:time-value="PT06H45M00S">
            <text:p>06: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6" table:formula="of:=SUM([.G105:.G109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6" table:formula="of:=SUM([.G111:.G115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6" table:formula="of:=SUM([.G117:.G120])" office:value-type="time" office:time-value="PT06H30M00S">
            <text:p>06: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6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6" table:formula="of:=SUM([.G122:.G124])" office:value-type="time" office:time-value="PT06H50M00S">
            <text:p>06: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6" table:formula="of:=SUM([.G126:.G128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6" table:formula="of:=SUM([.G130:.G13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6" table:formula="of:=SUM([.G134:.G136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6" table:formula="of:=SUM([.G138:.G139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6" table:formula="of:=SUM([.G141:.G144])" office:value-type="time" office:time-value="PT05H30M00S">
            <text:p>05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6" table:formula="of:=SUM([.G146:.G15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6" table:formula="of:=SUM([.G153:.G15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6" table:formula="of:=SUM([.G156:.G16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6" table:formula="of:=SUM([.G162:.G165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6" table:formula="of:=SUM([.G166:.G16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6" table:formula="of:=SUM([.G169:.G171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6" table:formula="of:=SUM([.G173:.G174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6" table:formula="of:=SUM([.G176:.G179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6" table:formula="of:=SUM([.G181:.G18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6" table:formula="of:=SUM([.G184:.G184])" office:value-type="time" office:time-value="PT04H00M00S">
            <text:p>04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6" table:formula="of:=SUM([.G186:.G190])" office:value-type="time" office:time-value="PT08H30M00S">
            <text:p>08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6" table:formula="of:=SUM([.G192:.G195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6" table:formula="of:=SUM([.G197:.G200])" office:value-type="time" office:time-value="PT08H00M00S">
            <text:p>08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6" table:formula="of:=SUM([.G202:.G203])" office:value-type="time" office:time-value="PT07H30M00S">
            <text:p>07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6" table:formula="of:=SUM([.G205:.G208])" office:value-type="time" office:time-value="PT09H00M00S">
            <text:p>09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6" table:formula="of:=SUM([.G210:.G213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5]-[.C215]" office:value-type="time" office:time-value="PT02H30M00S">
            <text:p>02.30</text:p>
          </table:table-cell>
          <table:table-cell table:style-name="ce6" table:formula="of:=SUM([.G215:.G217])" office:value-type="time" office:time-value="PT07H00M00S">
            <text:p>07: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6]-[.C216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7]-[.C217]" office:value-type="time" office:time-value="PT03H00M00S">
            <text:p>03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4" office:value-type="string">
            <text:p><text:s/></text:p>
          </table:table-cell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2" office:value-type="string">
            <text:p>2 Fri Jul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e report (introduzione alle metriche)</text:p>
          </table:table-cell>
          <table:table-cell table:style-name="ce2"/>
          <table:table-cell table:style-name="ce4" table:formula="of:=[.D219]-[.C219]" office:value-type="time" office:time-value="PT02H00M00S">
            <text:p>02.00</text:p>
          </table:table-cell>
          <table:table-cell table:style-name="ce6" table:formula="of:=SUM([.G219:.G222])" office:value-type="time" office:time-value="PT06H30M00S">
            <text:p>06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4" table:formula="of:=[.D220]-[.C220]" office:value-type="time" office:time-value="PT01H30M00S">
            <text:p>01.3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e report (performace evaluation, intro)</text:p>
          </table:table-cell>
          <table:table-cell table:style-name="ce2"/>
          <table:table-cell table:style-name="ce4" table:formula="of:=[.D221]-[.C221]" office:value-type="time" office:time-value="PT02H00M00S">
            <text:p>02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nuovo Makefile</text:p>
          </table:table-cell>
          <table:table-cell table:style-name="ce2"/>
          <table:table-cell table:style-name="ce4" table:formula="of:=[.D222]-[.C222]" office:value-type="time" office:time-value="PT01H00M00S">
            <text:p>01.00</text:p>
          </table:table-cell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2" office:value-type="string">
            <text:p>7 Wed Jul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compilazione moduli erasmus</text:p>
          </table:table-cell>
          <table:table-cell table:style-name="ce2"/>
          <table:table-cell table:style-name="ce4" table:formula="of:=[.D224]-[.C224]" office:value-type="time" office:time-value="PT01H00M00S">
            <text:p>01.00</text:p>
          </table:table-cell>
          <table:table-cell table:style-name="ce6" table:formula="of:=SUM([.G224:.G227])" office:value-type="time" office:time-value="PT03H30M00S">
            <text:p>03: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ulizia codice, modifica class diagram</text:p>
          </table:table-cell>
          <table:table-cell table:style-name="ce2"/>
          <table:table-cell table:style-name="ce4" table:formula="of:=[.D225]-[.C225]" office:value-type="time" office:time-value="PT02H30M00S">
            <text:p>02.30</text:p>
          </table:table-cell>
          <table:table-cell table:style-name="ce6"/>
          <table:table-cell table:style-name="ce2" table:number-columns-repeated="1016"/>
        </table:table-row>
        <table:table-row table:style-name="ro1" table:number-rows-repeated="65313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6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About</text:p>
          </table:table-cell>
          <table:table-cell table:style-name="ce10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</number:time-style>
    <number:time-style style:name="N111" number:truncate-on-overflow="false">
      <number:hours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2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7T12:32:36</dc:date>
    <dc:creator>Daniele Ferro</dc:creator>
    <meta:editing-duration>PT72H43M36S</meta:editing-duration>
    <meta:editing-cycles>216</meta:editing-cycles>
    <meta:generator>OpenOffice.org/3.1$Linux OpenOffice.org_project/310m19$Build-9420</meta:generator>
    <meta:document-statistic meta:table-count="2" meta:cell-count="884" meta:object-count="0"/>
  </office:meta>
</office:document-meta>
</file>